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2.31cm" fo:min-width="2.06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2.297cm" fo:min-width="2.06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384cm"/>
    </style:style>
    <style:style style:name="gr5" style:family="graphic" style:parent-style-name="standard">
      <style:graphic-properties draw:stroke="none" svg:stroke-color="#000000" draw:fill="none" draw:fill-color="#ffffff" fo:min-height="0.567cm"/>
    </style:style>
    <style:style style:name="gr6" style:family="graphic" style:parent-style-name="standard">
      <style:graphic-properties draw:stroke="none" svg:stroke-color="#000000" draw:fill="none" draw:fill-color="#ffffff" fo:min-height="0.667cm"/>
    </style:style>
    <style:style style:name="gr7" style:family="graphic" style:parent-style-name="standard">
      <style:graphic-properties draw:stroke="none" svg:stroke-color="#000000" draw:fill="none" draw:fill-color="#ffffff" fo:min-height="2.221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62cm" svg:height="3.62cm" svg:x="12.33cm" svg:y="7.0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62cm" svg:height="3.601cm" svg:x="6.901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3.62cm" svg:height="3.601cm" svg:x="17.58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2" draw:layer="layout" svg:width="2.391cm" svg:height="2.463cm" draw:transform="skewX (0.000872664625997163) rotate (1.35926242145318) translate (12.4179507340946cm 8.23210171954825cm)" svg:viewBox="0 0 2392 2464" svg:d="M0 0c4335-6 1454 2464 1454 2464">
          <text:p/>
        </draw:path>
        <draw:path draw:style-name="gr3" draw:text-style-name="P2" draw:layer="layout" svg:width="4.655cm" svg:height="1.849cm" draw:transform="skewX (-0.0017453292519943) rotate (-2.63387637418464) translate (13.320425018633cm 11.1104573253233cm)" svg:viewBox="0 0 4656 1850" svg:d="M0 1850c2590-4 4656-1850 4656-1850">
          <text:p/>
        </draw:path>
        <draw:path draw:style-name="gr3" draw:text-style-name="P2" draw:layer="layout" svg:width="4.662cm" svg:height="1.837cm" draw:transform="skewX (-0.00261799387799137) rotate (0.463559449329694) translate (9.51153591579946cm 12.6621137976599cm)" svg:viewBox="0 0 4663 1838" svg:d="M0 1838c2590 2 4663-1838 4663-1838">
          <text:p/>
        </draw:path>
        <draw:path draw:style-name="gr3" draw:text-style-name="P2" draw:layer="layout" svg:width="4.662cm" svg:height="1.827cm" draw:transform="skewX (0.00069813170079769) rotate (2.62898945227906) translate (19.0213075531434cm 13.3739990293618cm)" svg:viewBox="0 0 4663 1828" svg:d="M4663 1828c-2590 8-4663-1828-4663-1828">
          <text:p/>
        </draw:path>
        <draw:path draw:style-name="gr3" draw:text-style-name="P2" draw:layer="layout" svg:width="4.649cm" svg:height="1.848cm" draw:transform="skewX (-0.00209439510239319) rotate (-0.461115988376903) translate (14.4098415371586cm 10.6402250511562cm)" svg:viewBox="0 0 4650 1849" svg:d="M4650 1849c-2591-3-4650-1849-4650-1849">
          <text:p/>
        </draw:path>
        <draw:path draw:style-name="gr3" draw:text-style-name="P2" draw:layer="layout" svg:width="2.389cm" svg:height="2.465cm" draw:transform="skewX (-0.000523598775598336) rotate (1.78075943580981) translate (7.4887709327754cm 18.0573396228688cm)" svg:viewBox="0 0 2390 2466" svg:d="M2390 0c-4335 1-1449 2466-1449 2466">
          <text:p/>
        </draw:path>
        <draw:path draw:style-name="gr3" draw:text-style-name="P2" draw:layer="layout" svg:width="2.389cm" svg:height="2.463cm" draw:transform="skewX (-0.00191986217719371) rotate (-1.78233023213661) translate (21.1018240344046cm 15.719427007909cm)" svg:viewBox="0 0 2390 2464" svg:d="M0 0c4335-6 1447 2464 1447 2464">
          <text:p/>
        </draw:path>
        <draw:frame draw:style-name="gr4" draw:text-style-name="P4" draw:layer="layout" svg:width="10.888cm" svg:height="5.634cm" svg:x="8.4cm" svg:y="2.2cm">
          <draw:text-box>
            <text:p text:style-name="P3"><text:span text:style-name="T1">/aggiungiadmin /rimuoviadmin</text:span></text:p>
            <text:p text:style-name="P3"><text:span text:style-name="T1">/aggiungipartecipante /rimuovipartecipante</text:span></text:p>
            <text:p text:style-name="P3"><text:span text:style-name="T1">/mostraadmin</text:span></text:p>
            <text:p text:style-name="P3"><text:span text:style-name="T1">/mostrasaldo</text:span></text:p>
            <text:p text:style-name="P3"><text:span text:style-name="T1">/mostrapilotiassegnati</text:span></text:p>
            <text:p text:style-name="P3"><text:span text:style-name="T1">/help /start</text:span></text:p>
          </draw:text-box>
        </draw:frame>
        <draw:frame draw:style-name="gr5" draw:text-style-name="P6" draw:layer="layout" svg:width="2.6cm" svg:height="0.817cm" svg:x="9cm" svg:y="10.2cm">
          <draw:text-box>
            <text:p text:style-name="P5"><text:span text:style-name="T1">/reset</text:span></text:p>
          </draw:text-box>
        </draw:frame>
        <draw:frame draw:style-name="gr6" draw:text-style-name="P6" draw:layer="layout" svg:width="3.3cm" svg:height="0.917cm" svg:x="18cm" svg:y="10.583cm">
          <draw:text-box>
            <text:p text:style-name="P5"><text:span text:style-name="T1">/avviaofferta</text:span></text:p>
          </draw:text-box>
        </draw:frame>
        <draw:frame draw:style-name="gr7" draw:text-style-name="P4" draw:layer="layout" svg:width="3.5cm" svg:height="2.471cm" svg:x="13.1cm" svg:y="13.129cm">
          <draw:text-box>
            <text:p text:style-name="P3"><text:span text:style-name="T1">/fermaofferta</text:span></text:p>
            <text:p text:style-name="P3"><text:span text:style-name="T1">timeout</text:span></text:p>
          </draw:text-box>
        </draw:frame>
        <draw:frame draw:style-name="gr5" draw:text-style-name="P6" draw:layer="layout" svg:width="1.8cm" svg:height="0.817cm" svg:x="11.1cm" svg:y="12cm">
          <draw:text-box>
            <text:p text:style-name="P5"><text:span text:style-name="T1">s / n</text:span></text:p>
          </draw:text-box>
        </draw:frame>
        <draw:frame draw:style-name="gr5" draw:text-style-name="P6" draw:layer="layout" svg:width="2.6cm" svg:height="0.817cm" svg:x="7.1cm" svg:y="18.283cm">
          <draw:text-box>
            <text:p text:style-name="P5"><text:span text:style-name="T1">anything</text:span></text:p>
          </draw:text-box>
        </draw:frame>
        <draw:frame draw:style-name="gr5" draw:text-style-name="P6" draw:layer="layout" svg:width="2.6cm" svg:height="0.817cm" svg:x="19cm" svg:y="18.3cm">
          <draw:text-box>
            <text:p text:style-name="P5"><text:span text:style-name="T1">anything</text:span></text:p>
          </draw:text-box>
        </draw:frame>
        <draw:frame draw:style-name="gr8" draw:text-style-name="P8" draw:layer="layout" svg:width="2.1cm" svg:height="0.962cm" svg:x="13.1cm" svg:y="8.338cm">
          <draw:text-box>
            <text:p text:style-name="P7"><text:span text:style-name="T2">IDLE</text:span></text:p>
          </draw:text-box>
        </draw:frame>
        <draw:frame draw:style-name="gr8" draw:text-style-name="P8" draw:layer="layout" svg:width="2.1cm" svg:height="0.962cm" svg:x="18.7cm" svg:y="14.638cm">
          <draw:text-box>
            <text:p text:style-name="P7"><text:span text:style-name="T2">BIP</text:span></text:p>
          </draw:text-box>
        </draw:frame>
        <draw:frame draw:style-name="gr8" draw:text-style-name="P8" draw:layer="layout" svg:width="2.8cm" svg:height="0.962cm" svg:x="7.4cm" svg:y="14.6cm">
          <draw:text-box>
            <text:p text:style-name="P7"><text:span text:style-name="T2">RE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7:47:25.272000000</meta:creation-date>
    <dc:date>2018-07-23T18:12:53.546000000</dc:date>
    <meta:editing-duration>PT4M37S</meta:editing-duration>
    <meta:editing-cycles>1</meta:editing-cycles>
    <meta:document-statistic meta:object-count="20"/>
    <meta:generator>LibreOffice/6.0.1.1$Windows_X86_64 LibreOffice_project/60bfb1526849283ce2491346ed2aa51c465abfe6</meta:generator>
  </office:meta>
</office:document-meta>
</file>